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33"/>
    <style:style style:name="ce2" style:family="table-cell" style:parent-style-name="Default" style:data-style-name="N131"/>
    <style:style style:name="ce3" style:family="table-cell" style:parent-style-name="Default" style:data-style-name="N2"/>
    <style:style style:name="ce4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5700" calcext:value-type="float">
            <text:p>5700</text:p>
          </table:table-cell>
          <table:table-cell office:value-type="float" office:value="15000" calcext:value-type="float">
            <text:p>15000</text:p>
          </table:table-cell>
          <table:table-cell office:value-type="float" office:value="2500" calcext:value-type="float">
            <text:p>2500</text:p>
          </table:table-cell>
          <table:table-cell office:value-type="float" office:value="450" calcext:value-type="float">
            <text:p>450</text:p>
          </table:table-cell>
          <table:table-cell table:formula="of:=SQRT(([.B2]+[.C2]+[.D2]+[.E2]+[.F2])/(1/[.B2]+1/[.C2]+1/[.D2]+1/[.E2]+1/[.F2]))" office:value-type="float" office:value="2204.82680981098" calcext:value-type="float">
            <text:p>2204.82680981098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phi</text:p>
          </table:table-cell>
          <table:table-cell table:style-name="ce1" table:formula="of:=[.B2]/[.$I$2]" office:value-type="float" office:value="2.27272727272727" calcext:value-type="float">
            <text:p>2.3</text:p>
          </table:table-cell>
          <table:table-cell table:style-name="ce1" table:formula="of:=[.C2]/[.$I$2]" office:value-type="float" office:value="0.0909090909090909" calcext:value-type="float">
            <text:p>0.1</text:p>
          </table:table-cell>
          <table:table-cell table:style-name="ce1" table:formula="of:=[.D2]/[.$I$2]" office:value-type="float" office:value="2.59090909090909" calcext:value-type="float">
            <text:p>2.6</text:p>
          </table:table-cell>
          <table:table-cell table:style-name="ce1" table:formula="of:=[.E2]/[.$I$2]" office:value-type="float" office:value="6.81818181818182" calcext:value-type="float">
            <text:p>6.8</text:p>
          </table:table-cell>
          <table:table-cell table:style-name="ce1" table:formula="of:=[.F2]/[.$I$2]" office:value-type="float" office:value="1.13636363636364" calcext:value-type="float">
            <text:p>1.1</text:p>
          </table:table-cell>
          <table:table-cell office:value-type="string" calcext:value-type="string">
            <text:p>C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1" calcext:value-type="float">
            <text:p>0.01</text:p>
          </table:table-cell>
          <table:table-cell table:formula="of:=(15)*10^3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3" calcext:value-type="float">
            <text:p>0.3</text:p>
          </table:table-cell>
          <table:table-cell table:formula="of:=[.G2]/[.G4]" office:value-type="float" office:value="0.03" calcext:value-type="float">
            <text:p>0.03</text:p>
          </table:table-cell>
          <table:table-cell table:formula="of:=[.G5]*10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w</text:p>
          </table:table-cell>
          <table:table-cell table:formula="of:=SQRT(([.$I$2]*[.B4])/([.B2]*[.$K$2]))" office:value-type="float" office:value="0.66332495807108" calcext:value-type="float">
            <text:p>0.66332495807108</text:p>
          </table:table-cell>
          <table:table-cell table:formula="of:=SQRT(([.$I$2]*[.C4])/([.C2]*[.$K$2]))" office:value-type="float" office:value="2.34520787991171" calcext:value-type="float">
            <text:p>2.34520787991171</text:p>
          </table:table-cell>
          <table:table-cell table:formula="of:=SQRT(([.$I$2]*[.D4])/([.D2]*[.$K$2]))" office:value-type="float" office:value="0.240613251592894" calcext:value-type="float">
            <text:p>0.240613251592894</text:p>
          </table:table-cell>
          <table:table-cell table:formula="of:=SQRT(([.$I$2]*[.E4])/([.E2]*[.$K$2]))" office:value-type="float" office:value="0.270801280154532" calcext:value-type="float">
            <text:p>0.270801280154532</text:p>
          </table:table-cell>
          <table:table-cell table:formula="of:=SQRT(([.$I$2]*[.F4])/([.F2]*[.$K$2]))" office:value-type="float" office:value="0.66332495807108" calcext:value-type="float">
            <text:p>0.66332495807108</text:p>
          </table:table-cell>
          <table:table-cell office:value-type="float" office:value="3" calcext:value-type="float">
            <text:p>3</text:p>
          </table:table-cell>
          <table:table-cell table:formula="of:=[.G6]*[.G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wround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formula="of:=[.H6]/100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formula="of:=([.B2]/[.$I$2])*[.B7]" office:value-type="float" office:value="1.59090909090909" calcext:value-type="float">
            <text:p>1.59090909090909</text:p>
          </table:table-cell>
          <table:table-cell table:formula="of:=([.C2]/[.$I$2])*[.C7]" office:value-type="float" office:value="0.218181818181818" calcext:value-type="float">
            <text:p>0.218181818181818</text:p>
          </table:table-cell>
          <table:table-cell table:formula="of:=([.D2]/[.$I$2])*[.D7]" office:value-type="float" office:value="0.777272727272727" calcext:value-type="float">
            <text:p>0.777272727272727</text:p>
          </table:table-cell>
          <table:table-cell table:formula="of:=([.E2]/[.$I$2])*[.E7]" office:value-type="float" office:value="2.04545454545455" calcext:value-type="float">
            <text:p>2.04545454545455</text:p>
          </table:table-cell>
          <table:table-cell table:formula="of:=([.F2]/[.$I$2])*[.F7]" office:value-type="float" office:value="0.795454545454546" calcext:value-type="float">
            <text:p>0.795454545454546</text:p>
          </table:table-cell>
          <table:table-cell office:value-type="float" office:value="2" calcext:value-type="float">
            <text:p>2</text:p>
          </table:table-cell>
          <table:table-cell table:formula="of:=[.G8]*[.G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ound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H8]/100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</text:p>
          </table:table-cell>
          <table:table-cell table:style-name="ce2" table:formula="of:=ABS(([.B2]-(([.B9]*[.$I$2])/[.B7])))/[.B2]" office:value-type="float" office:value="0.00571428571428569" calcext:value-type="float">
            <text:p>0.0057</text:p>
          </table:table-cell>
          <table:table-cell table:style-name="ce2" table:formula="of:=ABS(([.C2]-(([.C9]*[.$I$2])/[.C7])))/[.C2]" office:value-type="float" office:value="0.0833333333333333" calcext:value-type="float">
            <text:p>0.0833</text:p>
          </table:table-cell>
          <table:table-cell table:style-name="ce2" table:formula="of:=ABS(([.D2]-(([.D9]*[.$I$2])/[.D7])))/[.D2]" office:value-type="float" office:value="0.0292397660818712" calcext:value-type="float">
            <text:p>0.0292</text:p>
          </table:table-cell>
          <table:table-cell table:style-name="ce2" table:formula="of:=ABS(([.E2]-(([.E9]*[.$I$2])/[.E7])))/[.E2]" office:value-type="float" office:value="0.0222222222222224" calcext:value-type="float">
            <text:p>0.0222</text:p>
          </table:table-cell>
          <table:table-cell table:style-name="ce2" table:formula="of:=ABS(([.F2]-(([.F9]*[.$I$2])/[.F7])))/[.F2]" office:value-type="float" office:value="0.00571428571428569" calcext:value-type="float">
            <text:p>0.0057</text:p>
          </table:table-cell>
          <table:table-cell table:number-columns-repeated="5"/>
        </table:table-row>
        <table:table-row table:style-name="ro1">
          <table:table-cell/>
          <table:table-cell table:formula="of:=[.B10]*100" office:value-type="float" office:value="0.571428571428569" calcext:value-type="float">
            <text:p>0.571428571428569</text:p>
          </table:table-cell>
          <table:table-cell table:formula="of:=[.C10]*100" office:value-type="float" office:value="8.33333333333333" calcext:value-type="float">
            <text:p>8.33333333333333</text:p>
          </table:table-cell>
          <table:table-cell table:formula="of:=[.D10]*100" office:value-type="float" office:value="2.92397660818712" calcext:value-type="float">
            <text:p>2.92397660818712</text:p>
          </table:table-cell>
          <table:table-cell table:formula="of:=[.E10]*100" office:value-type="float" office:value="2.22222222222224" calcext:value-type="float">
            <text:p>2.22222222222224</text:p>
          </table:table-cell>
          <table:table-cell table:formula="of:=[.F10]*100" office:value-type="float" office:value="0.571428571428569" calcext:value-type="float">
            <text:p>0.571428571428569</text:p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8500" calcext:value-type="float">
            <text:p>8500</text:p>
          </table:table-cell>
          <table:table-cell office:value-type="float" office:value="15000" calcext:value-type="float">
            <text:p>15000</text:p>
          </table:table-cell>
          <table:table-cell office:value-type="float" office:value="950" calcext:value-type="float">
            <text:p>950</text:p>
          </table:table-cell>
          <table:table-cell office:value-type="float" office:value="450" calcext:value-type="float">
            <text:p>450</text:p>
          </table:table-cell>
          <table:table-cell table:formula="of:=SQRT(([.B32]+[.C32]+[.D32]+[.E32]+[.F32])/(1/[.B32]+1/[.C32]+1/[.D32]+1/[.E32]+1/[.F32]))" office:value-type="float" office:value="1988.91899724254" calcext:value-type="float">
            <text:p>1988.91899724254</text:p>
          </table:table-cell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phi</text:p>
          </table:table-cell>
          <table:table-cell table:style-name="ce1" table:formula="of:=[.B32]/[.$I$32]" office:value-type="float" office:value="0.1" calcext:value-type="float">
            <text:p>0.1</text:p>
          </table:table-cell>
          <table:table-cell table:style-name="ce1" table:formula="of:=[.C32]/[.$I$32]" office:value-type="float" office:value="1" calcext:value-type="float">
            <text:p>1.0</text:p>
          </table:table-cell>
          <table:table-cell table:style-name="ce3" table:formula="of:=[.D32]/[.$I$32]" office:value-type="float" office:value="4.25" calcext:value-type="float">
            <text:p>4.25</text:p>
          </table:table-cell>
          <table:table-cell table:style-name="ce1" table:formula="of:=[.E32]/[.$I$32]" office:value-type="float" office:value="7.5" calcext:value-type="float">
            <text:p>7.5</text:p>
          </table:table-cell>
          <table:table-cell table:style-name="ce4" table:formula="of:=[.F32]/[.$I$32]" office:value-type="float" office:value="0.475" calcext:value-type="float">
            <text:p>0.4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w</text:p>
          </table:table-cell>
          <table:table-cell table:formula="of:=SQRT(([.$I$32]*[.B34])/([.B32]*[.$K$32]))" office:value-type="float" office:value="4.47213595499958" calcext:value-type="float">
            <text:p>4.47213595499958</text:p>
          </table:table-cell>
          <table:table-cell table:formula="of:=SQRT(([.$I$32]*[.C34])/([.C32]*[.$K$32]))" office:value-type="float" office:value="0.5" calcext:value-type="float">
            <text:p>0.5</text:p>
          </table:table-cell>
          <table:table-cell table:formula="of:=SQRT(([.$I$32]*[.D34])/([.D32]*[.$K$32]))" office:value-type="float" office:value="0.306785995538948" calcext:value-type="float">
            <text:p>0.306785995538948</text:p>
          </table:table-cell>
          <table:table-cell table:formula="of:=SQRT(([.$I$32]*[.E34])/([.E32]*[.$K$32]))" office:value-type="float" office:value="0.0816496580927726" calcext:value-type="float">
            <text:p>0.081649658092773</text:p>
          </table:table-cell>
          <table:table-cell table:formula="of:=SQRT(([.$I$32]*[.F34])/([.F32]*[.$K$32]))" office:value-type="float" office:value="1.02597835208515" calcext:value-type="float">
            <text:p>1.02597835208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wround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/>
          <table:table-cell table:formula="of:=([.B32]/[.$I$32])*[.B37]" office:value-type="float" office:value="0.45" calcext:value-type="float">
            <text:p>0.45</text:p>
          </table:table-cell>
          <table:table-cell table:formula="of:=([.C32]/[.$I$32])*[.C37]" office:value-type="float" office:value="0.5" calcext:value-type="float">
            <text:p>0.5</text:p>
          </table:table-cell>
          <table:table-cell table:formula="of:=([.D32]/[.$I$32])*[.D37]" office:value-type="float" office:value="1.7" calcext:value-type="float">
            <text:p>1.7</text:p>
          </table:table-cell>
          <table:table-cell table:formula="of:=([.E32]/[.$I$32])*[.E37]" office:value-type="float" office:value="2.25" calcext:value-type="float">
            <text:p>2.25</text:p>
          </table:table-cell>
          <table:table-cell table:formula="of:=([.F32]/[.$I$32])*[.F37]" office:value-type="float" office:value="0.5225" calcext:value-type="float">
            <text:p>0.5225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ABS(([.B32]-(([.B39]*[.$I$32])/[.B37])))/[.B32]" office:value-type="float" office:value="0.111111111111111" calcext:value-type="float">
            <text:p>0.1111</text:p>
          </table:table-cell>
          <table:table-cell table:style-name="ce2" table:formula="of:=ABS(([.C32]-(([.C39]*[.$I$32])/[.C37])))/[.C32]" office:value-type="float" office:value="0" calcext:value-type="float">
            <text:p>0.0000</text:p>
          </table:table-cell>
          <table:table-cell table:style-name="ce2" table:formula="of:=ABS(([.D32]-(([.D39]*[.$I$32])/[.D37])))/[.D32]" office:value-type="float" office:value="0" calcext:value-type="float">
            <text:p>0.0000</text:p>
          </table:table-cell>
          <table:table-cell table:style-name="ce2" table:formula="of:=ABS(([.E32]-(([.E39]*[.$I$32])/[.E37])))/[.E32]" office:value-type="float" office:value="0.022222222222222" calcext:value-type="float">
            <text:p>0.0222</text:p>
          </table:table-cell>
          <table:table-cell table:style-name="ce2" table:formula="of:=ABS(([.F32]-(([.F39]*[.$I$32])/[.F37])))/[.F32]" office:value-type="float" office:value="0.0430622009569379" calcext:value-type="float">
            <text:p>0.0431</text:p>
          </table:table-cell>
          <table:table-cell table:number-columns-repeated="5"/>
        </table:table-row>
        <table:table-row table:style-name="ro1">
          <table:table-cell/>
          <table:table-cell table:formula="of:=[.B40]*100" office:value-type="float" office:value="11.1111111111111" calcext:value-type="float">
            <text:p>11.1111111111111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formula="of:=POWER(((4.5)*SQRT(200*0.02))/SQRT(2000);2)" office:value-type="float" office:value="0.0405" calcext:value-type="float">
            <text:p>0.040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5:32:18.668560117</meta:creation-date>
    <dc:date>2018-03-19T19:14:25.725497740</dc:date>
    <meta:editing-duration>P3DT23H30M3S</meta:editing-duration>
    <meta:editing-cycles>2</meta:editing-cycles>
    <meta:generator>LibreOffice/6.0.1.1$Linux_X86_64 LibreOffice_project/00m0$Build-1</meta:generator>
    <meta:document-statistic meta:table-count="1" meta:cell-count="150" meta:object-count="0"/>
  </office:meta>
</office:document-meta>
</file>